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Cookie.FOM_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Session.jsFunction_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FOM_Session( Objec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jsFunction_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get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Request.jsFunction_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Set_comment( String pur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FOM_Request( Objec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Function_sendPage( String uri , Object obj , Object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sponse.FOM_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Request.jsFunction_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forwardTo( String uri , Object bean , FOM_WebContinuation fom_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okie.jsGet_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jsFunction_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handleContinuation( String kontId , Scriptable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M_Session.jsFunction_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makeWebContinuation( Continuation k , FOM_WebContinuation parent , int timeToL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M_Log.jsFunction_debu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FOM_Context(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getI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Request.jsFunction_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sponse.jsFunction_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Set_versio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FOM_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Session.jsFunction_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FOM_Log( Object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jsFunction_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sponse.jsFunction_addCookie( Object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Request.jsFunction_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O_FOM_Cocoon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M_Cookie.jsSet_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Set_secur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Set_pat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Get_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O_FOM_Cocoon.jsFunction_load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Response.jsFunction_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sponse.jsFunction_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setParameters( Script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Get_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M_Request.jsFunction_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jsFunction_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Get_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M_Cooki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Function_apply( String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okie.FOM_Cookie( Object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Get_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jsFunction_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setup( AO_FOM_JavaScriptInterpreter interp , Redirector redirector , Context avalonContext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M_Log.jsFunction_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forwardTo( String uri , Object bizData , Continuation continu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M_Log.jsFunction_inf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FOM_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_FOM_Cocoon.jsGet_requ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M_Request.jsFunction_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Function_getCompon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get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Request.jsFunction_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init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Response.jsFunction_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Respons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Get_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ntext.getI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Session.jsFunction_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Function_redirectTo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getI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Contex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jsFunction_release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Request.jsFunction_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Cookie.jsSet_maxAg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FOM_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Context.jsFunction_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Get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jsFunction_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FOM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M_Request.jsFunction_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setCharacter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sponse.FOM_Response( Object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_FOM_Cocoo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Log.jsFunction_war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jsFunction_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Request.jsFunction_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get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_FOM_Cocoon.jsFunction_processPipelineTo( String uri , Object map , Object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Log.jsFunction_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jsFunction_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okie.jsSet_domai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